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4.76cm" table:align="center" style:writing-mode="lr-tb"/>
    </style:style>
    <style:style style:name="Tabla1.A" style:family="table-column">
      <style:table-column-properties style:column-width="8.722cm"/>
    </style:style>
    <style:style style:name="Tabla1.B" style:family="table-column">
      <style:table-column-properties style:column-width="6.038cm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4.76cm" table:align="center" style:writing-mode="lr-tb"/>
    </style:style>
    <style:style style:name="Tabla2.A" style:family="table-column">
      <style:table-column-properties style:column-width="6.376cm"/>
    </style:style>
    <style:style style:name="Tabla2.B" style:family="table-column">
      <style:table-column-properties style:column-width="8.384cm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 style:snap-to-layout-gri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 fo:line-height="100%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size-asian="12pt" style:font-weight-asian="bold" style:font-size-complex="12pt" style:font-weight-complex="normal" fo:hyphenate="true" fo:hyphenation-remain-char-count="2" fo:hyphenation-push-char-count="2"/>
    </style:style>
    <style:style style:name="P9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style:use-window-font-color="true" style:font-name="Arial" fo:font-size="12pt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 style:snap-to-layout-grid="false" style:writing-mode="lr-tb">
        <style:tab-stops>
          <style:tab-stop style:position="0.799cm"/>
          <style:tab-stop style:position="1.117cm"/>
        </style:tab-stops>
      </style:paragraph-properties>
    </style:style>
    <style:style style:name="P12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Arial" fo:font-size="12pt"/>
    </style:style>
    <style:style style:name="P13" style:family="paragraph" style:parent-style-name="Standard">
      <style:paragraph-properties fo:margin-left="0.951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4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6" style:family="paragraph" style:parent-style-name="Standard" style:list-style-name="L1">
      <style:paragraph-properties fo:margin-top="0.3cm" fo:margin-bottom="0.3cm" fo:background-color="transparent">
        <style:tab-stops/>
        <style:background-image/>
      </style:paragraph-properties>
      <style:text-properties style:font-name="Arial" fo:font-size="12pt" fo:font-weight="bold" style:font-weight-asian="bold"/>
    </style:style>
    <style:style style:name="P17" style:family="paragraph" style:parent-style-name="Table_20_Contents" style:list-style-name="WW8Num8">
      <style:paragraph-properties fo:orphans="2" fo:widows="2" style:writing-mode="lr-tb">
        <style:tab-stops>
          <style:tab-stop style:position="0.953cm"/>
        </style:tab-stops>
      </style:paragraph-properties>
      <style:text-properties fo:color="#000000" style:font-name="arial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arial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UC_5f_NormalAzul_20_Car"><text:span text:style-name="T8"><text:s text:c="2"/>Administrar Item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Nombre del Caso de Uso:<text:span text:style-name="T7"> <text:s/>Administrar ítem.</text:span></text:p>
          </table:table-cell>
          <table:table-cell table:style-name="Tabla1.B1" office:value-type="string">
            <text:p text:style-name="P2"><text:span text:style-name="T3">Nro. de Caso de Uso:</text:span><text:span text:style-name="T4"> </text:span><text:span text:style-name="T6">CU 6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3">Actor Principal:</text:span> Miembro de Proyecto.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3">Objetivo:</text:span> Desplegar opciones de manipulación de Item de <text:s/>un proyecto.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4">Pre-Condiciones: </text:span><text:tab/></text:p>
            <text:p text:style-name="P9">1 – El Miembro de Proyecto debe estar registrado en el sistema.</text:p>
            <text:p text:style-name="P9">2 – El Miembro de Proyecto debe haber iniciado sesión en el sistema.</text:p>
            <text:p text:style-name="P9">3 – El Miembro de Proyecto tiene permiso de acceso al proyecto.</text:p>
            <text:p text:style-name="P9">4 – El Miembro de Proyecto posee el rol correspondiente en el proyecto.</text:p>
            <text:p text:style-name="P9">5 – El proyecto debe haber iniciado.</text:p>
            <text:p text:style-name="P9">6 – La Fase del Proyecto debe estar Activo.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7">Post-Condiciones:</text:p>
            <text:p text:style-name="P9">1 – Desplegar opciones de manipulación de Item de <text:s/>un proyecto.</text:p>
          </table:table-cell>
          <table:covered-table-cell/>
        </table:table-row>
      </table:table>
      <text:p text:style-name="P6"/>
      <text:p text:style-name="P8">Diagramas de casos de uso relacionados: <text:span text:style-name="T5">Diagrama del Caso de Uso del Módulo de Desarrollo.</text:span></text:p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  <text:p text:style-name="P14"/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11"><text:span text:style-name="UC_5f_NormalAzul_20_Car"><text:span text:style-name="T9">1 – El Miembro de Proyecto solicita la página de “Administrar ítems”.</text:span></text:span></text:p>
          </table:table-cell>
          <table:table-cell table:style-name="Tabla2.A1" office:value-type="string">
            <text:p text:style-name="P12"><text:span text:style-name="T11">2 – </text:span><text:span text:style-name="UC_5f_NormalAzul_20_Car"><text:span text:style-name="T10">El sistema verifica los permisos del Miembro de Proyecto.</text:span></text:span></text:p>
          </table:table-cell>
        </table:table-row>
        <table:table-row table:style-name="Tabla2.4">
          <table:table-cell table:style-name="Tabla2.A4" office:value-type="string">
            <text:p text:style-name="P9"/>
          </table:table-cell>
          <table:table-cell table:style-name="Tabla2.B4" office:value-type="string">
            <text:p text:style-name="P10"><text:span text:style-name="UC_5f_NormalAzul_20_Car"><text:span text:style-name="T10">3 – El sistema despliega la página con las opciones de “Crear”, “Modificar”, “Eliminar”, “Consultar”, “Reversión”,”Buscar”, “Revivir”, “Calcular Impacto”, “Administar Relación de Items” y “Aprobar ítem” ítem. </text:span>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p text:style-name="P5"/>
            <text:list xml:id="list13821294861" text:style-name="WW8Num8">
              <text:list-header>
                <text:p text:style-name="P17">Ninguna.</text:p>
              </text:list-header>
            </text:list>
            <text:p text:style-name="P13"/>
          </table:table-cell>
        </table:table-row>
      </table:table>
      <text:list xml:id="list2161213083" text:style-name="L1">
        <text:list-item>
          <text:list>
            <text:list-item>
              <text:list>
                <text:list-item>
                  <text:list>
                    <text:list-header>
                      <text:p text:style-name="P16"><text:span text:style-name="UC_5f_NormalAzul_20_Car"><text:span text:style-name="T8"/></text:span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9:37:34</meta:creation-date>
    <dc:date>2013-03-22T23:58:22</dc:date>
    <meta:editing-duration>PT3H7M1S</meta:editing-duration>
    <meta:editing-cycles>20</meta:editing-cycles>
    <meta:generator>LibreOffice/3.5$Linux_x86 LibreOffice_project/350m1$Build-2</meta:generator>
    <dc:creator>elena </dc:creator>
    <meta:document-statistic meta:table-count="3" meta:image-count="0" meta:object-count="0" meta:page-count="1" meta:paragraph-count="24" meta:word-count="195" meta:character-count="1228" meta:non-whitespace-character-count="1048"/>
  </office:meta>
</office:document-meta>
</file>